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Standard">
      <style:paragraph-properties fo:margin-left="0.4165in" fo:margin-right="0in" fo:text-indent="0in" style:auto-text-indent="false"/>
    </style:style>
    <style:style style:name="P30" style:family="paragraph" style:parent-style-name="Standard">
      <style:paragraph-properties fo:margin-left="0.4083in" fo:margin-right="0in" fo:text-indent="0in" style:auto-text-indent="false"/>
    </style:style>
    <style:style style:name="P31" style:family="paragraph" style:parent-style-name="Standard">
      <style:paragraph-properties fo:margin-left="0.0083in" fo:margin-right="0in" fo:text-indent="0in" style:auto-text-indent="false"/>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style:font-name="Bitstream Vera Serif" fo:font-size="12pt" style:font-name-asian="Bitstream Vera Serif" style:font-size-asian="12pt" style:font-name-complex="Bitstream Vera Serif" style:font-size-complex="12pt"/>
    </style:style>
    <style:style style:name="T12" style:family="text">
      <style:text-properties style:font-name="Times New Roman" fo:font-size="12pt" style:font-name-asian="Bitstream Vera Serif" style:font-size-asian="12pt" style:font-name-complex="Bitstream Vera Serif" style:font-size-complex="12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 Preface<text:tab/>9</text:p>
          <text:p text:style-name="P35">1.1 Dedication<text:tab/>9</text:p>
          <text:p text:style-name="P35">1.2 Acknowledgments<text:tab/>9</text:p>
          <text:p text:style-name="P35">1.3 Support Group<text:tab/>9</text:p>
          <text:p text:style-name="P34">2 Introduction<text:tab/>9</text:p>
          <text:p text:style-name="P35">2.1 What Is A Mathematics Computing Environment?<text:tab/>10</text:p>
          <text:p text:style-name="P35">2.2 What Is MathRider?<text:tab/>10</text:p>
          <text:p text:style-name="P35">2.3 What Inspired The Creation Of Mathrider?<text:tab/>12</text:p>
          <text:p text:style-name="P34">3 Downloading And Installing MathRider<text:tab/>12</text:p>
          <text:p text:style-name="P35">3.1 Installing Sun's Java Implementation<text:tab/>12</text:p>
          <text:p text:style-name="P36">3.1.1 Installing Java On A Windows PC<text:tab/>12</text:p>
          <text:p text:style-name="P36">3.1.2 Installing Java On A Macintosh<text:tab/>12</text:p>
          <text:p text:style-name="P36">3.1.3 Installing Java On A Linux PC<text:tab/>13</text:p>
          <text:p text:style-name="P35">3.2 Downloading And Extracting<text:tab/>13</text:p>
          <text:p text:style-name="P36">3.2.1 Extracting The Archive File For Windows Users<text:tab/>14</text:p>
          <text:p text:style-name="P36">3.2.2 Extracting The Archive File For Unix Users<text:tab/>14</text:p>
          <text:p text:style-name="P35">3.3 MathRider's Directory Structure And Execution Instructions<text:tab/>14</text:p>
          <text:p text:style-name="P36">3.3.1 Executing MathRider On Windows Systems<text:tab/>15</text:p>
          <text:p text:style-name="P36">3.3.2 Executing MathRider On Unix Systems<text:tab/>15</text:p>
          <text:p text:style-name="P34">4 The Graphical User Interface<text:tab/>15</text:p>
          <text:p text:style-name="P35">4.1 Buffers And Text Areas<text:tab/>15</text:p>
          <text:p text:style-name="P35">4.2 The Gutter<text:tab/>16</text:p>
          <text:p text:style-name="P35">4.3 Menus<text:tab/>16</text:p>
          <text:p text:style-name="P36">4.3.1 File<text:tab/>16</text:p>
          <text:p text:style-name="P36">4.3.2 Edit<text:tab/>16</text:p>
          <text:p text:style-name="P36">4.3.3 Search<text:tab/>16</text:p>
          <text:p text:style-name="P36">4.3.4 Markers<text:tab/>17</text:p>
          <text:p text:style-name="P36">4.3.5 Folding<text:tab/>17</text:p>
          <text:p text:style-name="P36">4.3.6 View<text:tab/>17</text:p>
          <text:p text:style-name="P36">4.3.7 Utilities<text:tab/>18</text:p>
          <text:p text:style-name="P36">4.3.8 Macros<text:tab/>18</text:p>
          <text:p text:style-name="P36">4.3.9 Plugins<text:tab/>18</text:p>
          <text:p text:style-name="P36">4.3.10 Help<text:tab/>18</text:p>
          <text:p text:style-name="P35">4.4 The Toolbar<text:tab/>18</text:p>
          <text:p text:style-name="P34">5 MathRider's Plugin-Based Extension Mechanism<text:tab/>18</text:p>
          <text:p text:style-name="P35">5.1 What Is A Plugin?<text:tab/>18</text:p>
          <text:p text:style-name="P35">5.2 Which Plugins Are Currently Included When MathRider Is Installed?<text:tab/>19</text:p>
          <text:p text:style-name="P35"><text:soft-page-break/>5.3 What Kinds Of Plugins Are Possible?<text:tab/>19</text:p>
          <text:p text:style-name="P36">5.3.1 Plugins based on Java applets<text:tab/>19</text:p>
          <text:p text:style-name="P36">5.3.2 Plugins based on Java applications<text:tab/>20</text:p>
          <text:p text:style-name="P36">5.3.3 Plugins which talk to native applications<text:tab/>20</text:p>
          <text:p text:style-name="P34">6 Exploring The MathRider Application<text:tab/>20</text:p>
          <text:p text:style-name="P35">6.1 The Console<text:tab/>20</text:p>
          <text:p text:style-name="P35">6.2 Piper Program Files<text:tab/>20</text:p>
          <text:p text:style-name="P35">6.3 MathRider Worksheets<text:tab/>20</text:p>
          <text:p text:style-name="P35">6.4 Plugins<text:tab/>20</text:p>
          <text:p text:style-name="P34">7 Piper: A Computer Algebra System For Beginners<text:tab/>21</text:p>
          <text:p text:style-name="P35">7.1 Numeric Vs. Symbolic Computations<text:tab/>21</text:p>
          <text:p text:style-name="P36">7.1.1 Using The Piper Console As A Numeric (Scientific) Calculator<text:tab/>22</text:p>
          <text:p text:style-name="P37">7.1.1.1 Accessing Previous Input And Results<text:tab/>24</text:p>
          <text:p text:style-name="P36">7.1.2 Using The Piper Console As A Symbolic Calculator<text:tab/>24</text:p>
          <text:p text:style-name="P34">8 The Piper Documentation Plugin<text:tab/>27</text:p>
          <text:p text:style-name="P35">8.1 Function List<text:tab/>27</text:p>
          <text:p text:style-name="P35">8.2 Mini Web Browser Interface<text:tab/>27</text:p>
          <text:p text:style-name="P34">9 Using MathRider As A Programmer's Text Editor<text:tab/>27</text:p>
          <text:p text:style-name="P35">9.1 Creating, Opening, And Saving Files<text:tab/>27</text:p>
          <text:p text:style-name="P35">9.2 Editing Files<text:tab/>27</text:p>
          <text:p text:style-name="P36">9.2.1 Rectangular Selection Mode<text:tab/>27</text:p>
          <text:p text:style-name="P35">9.3 File Modes<text:tab/>28</text:p>
          <text:p text:style-name="P35">9.4 Entering And Executing Piper Programs<text:tab/>28</text:p>
          <text:p text:style-name="P34">10 MathRider Worksheet Files<text:tab/>28</text:p>
          <text:p text:style-name="P35">10.1 Code Folds<text:tab/>28</text:p>
          <text:p text:style-name="P36">10.1.1 Fold Types<text:tab/>28</text:p>
          <text:p text:style-name="P36">10.1.2 Fold Properties<text:tab/>28</text:p>
          <text:p text:style-name="P35">10.2 Interaction With Plugins<text:tab/>28</text:p>
          <text:p text:style-name="P34">11 Piper Programming Fundamentals<text:tab/>28</text:p>
          <text:p text:style-name="P35">11.1 Objects, Values, And Expressions<text:tab/>28</text:p>
          <text:p text:style-name="P35">11.2 Operators<text:tab/>30</text:p>
          <text:p text:style-name="P35">11.3 Operator Precedence<text:tab/>31</text:p>
          <text:p text:style-name="P35">11.4 Changing The Order Of Operations In An Expression<text:tab/>32</text:p>
          <text:p text:style-name="P35">11.5 Variables<text:tab/>33</text:p>
          <text:p text:style-name="P35">11.6 Statements<text:tab/>35</text:p>
          <text:p text:style-name="P36">11.6.1 The print Statement<text:tab/>35</text:p>
          <text:p text:style-name="P35">11.7 Strings<text:tab/>37</text:p>
          <text:p text:style-name="P35">11.8 Comments<text:tab/>38</text:p>
          <text:p text:style-name="P35">11.9 Conditional Operators<text:tab/>39</text:p>
          <text:p text:style-name="P35">11.10 Making Decisions With The if Statement<text:tab/>42</text:p>
          <text:p text:style-name="P35"><text:soft-page-break/>11.11 The and, or, And not Boolean Operators<text:tab/>44</text:p>
          <text:p text:style-name="P35">11.12 Looping With The while Statement<text:tab/>47</text:p>
          <text:p text:style-name="P35">11.13 Long-Running Loops, Infinite Loops, And Interrupting Execution<text:tab/>50</text:p>
          <text:p text:style-name="P35">11.14 Inserting And Deleting Worksheet Cells<text:tab/>51</text:p>
          <text:p text:style-name="P35">11.15 Introduction To More Advanced Object Types<text:tab/>51</text:p>
          <text:p text:style-name="P36">11.15.1 Rational Numbers<text:tab/>51</text:p>
          <text:p text:style-name="P36">11.15.2 Real Numbers<text:tab/>52</text:p>
          <text:p text:style-name="P36">11.15.3 Objects That Hold Sequences Of Other Objects: Lists And Tuples<text:tab/>53</text:p>
          <text:p text:style-name="P37">11.15.3.1 Tuple Packing And Unpacking<text:tab/>55</text:p>
          <text:p text:style-name="P35">11.16 Using while Loops With Lists And Tuples<text:tab/>55</text:p>
          <text:p text:style-name="P35">11.17 The in Operator<text:tab/>57</text:p>
          <text:p text:style-name="P35">11.18 Looping With The for Statement<text:tab/>57</text:p>
          <text:p text:style-name="P35">11.19 Functions<text:tab/>58</text:p>
          <text:p text:style-name="P35">11.20 Functions Are Defined Using the def Statement<text:tab/>59</text:p>
          <text:p text:style-name="P35">11.21 A Subset Of Functions Included In MathRider<text:tab/>60</text:p>
          <text:p text:style-name="P35">11.22 Obtaining Information On MathRider Functions<text:tab/>60</text:p>
          <text:p text:style-name="P35">11.23 Information Is Also Available On User-Entered Functions<text:tab/>61</text:p>
          <text:p text:style-name="P35">11.24 Examples Which Use Functions Included With MathRider<text:tab/>62</text:p>
          <text:p text:style-name="P35">11.25 Using srange() And zip() With The for Statement<text:tab/>65</text:p>
          <text:p text:style-name="P35">11.26 List Comprehensions<text:tab/>65</text:p>
          <text:p text:style-name="P34">12 Miscellaneous Topics<text:tab/>67</text:p>
          <text:p text:style-name="P35">12.1 Referencing The Result Of The Previous Operation<text:tab/>67</text:p>
          <text:p text:style-name="P35">12.2 Exceptions<text:tab/>67</text:p>
          <text:p text:style-name="P35">12.3 Obtaining Numeric Results<text:tab/>68</text:p>
          <text:p text:style-name="P35">12.4 Style Guide For Expressions<text:tab/>70</text:p>
          <text:p text:style-name="P35">12.5 Built-in Constants<text:tab/>70</text:p>
          <text:p text:style-name="P35">12.6 Roots<text:tab/>72</text:p>
          <text:p text:style-name="P35">12.7 Symbolic Variables<text:tab/>72</text:p>
          <text:p text:style-name="P35">12.8 Symbolic Expressions<text:tab/>74</text:p>
          <text:p text:style-name="P36">12.8.1 Expanding And Factoring<text:tab/>75</text:p>
          <text:p text:style-name="P36">12.8.2 Miscellaneous Symbolic Expression Examples<text:tab/>75</text:p>
          <text:p text:style-name="P36">12.8.3 Passing Values To Symbolic Expressions<text:tab/>76</text:p>
          <text:p text:style-name="P35">12.9 Symbolic Equations and The solve() Function<text:tab/>76</text:p>
          <text:p text:style-name="P35">12.10 Symbolic Mathematical Functions<text:tab/>77</text:p>
          <text:p text:style-name="P35">12.11 Finding Roots Graphically And Numerically With The find_root() Method<text:tab/>79</text:p>
          <text:p text:style-name="P35">12.12 Displaying Mathematical Objects In Traditional Form<text:tab/>80</text:p>
          <text:p text:style-name="P35">12.13 LaTeX Is Used To Display Objects In Traditional Mathematics Form<text:tab/>81</text:p>
          <text:p text:style-name="P35">12.14 Sets<text:tab/>81</text:p>
          <text:p text:style-name="P34">13 2D Plotting<text:tab/>82</text:p>
          <text:p text:style-name="P35">13.1 The plot() And show() Functions<text:tab/>82</text:p>
          <text:p text:style-name="P36">13.1.1 Combining Plots And Changing The Plotting Color<text:tab/>83</text:p>
          <text:p text:style-name="P36"><text:soft-page-break/>13.1.2 Combining Graphics With A Graphics Object<text:tab/>84</text:p>
          <text:p text:style-name="P35">13.2 Advanced Plotting With matplotlib<text:tab/>85</text:p>
          <text:p text:style-name="P36">13.2.1 Plotting Data From Lists With Grid Lines And Axes Labels<text:tab/>86</text:p>
          <text:p text:style-name="P36">13.2.2 Plotting With A Logarithmic Y Axis<text:tab/>86</text:p>
          <text:p text:style-name="P36">13.2.3 Two Plots With Labels Inside Of The Plot<text:tab/>87</text:p>
          <text:p text:style-name="P34">14 MathRider Usage Styles<text:tab/>88</text:p>
          <text:p text:style-name="P35">14.1 The Speed Usage Style<text:tab/>88</text:p>
          <text:p text:style-name="P35">14.2 The OpenOffice Presentation Usage Style<text:tab/>89</text:p>
          <text:p text:style-name="P34">15 High School Math Problems (most of the problems are still in development)<text:tab/>89</text:p>
          <text:p text:style-name="P35">15.1 Pre-Algebra<text:tab/>89</text:p>
          <text:p text:style-name="P36">15.1.1 Equations<text:tab/>89</text:p>
          <text:p text:style-name="P36">15.1.2 Expressions<text:tab/>89</text:p>
          <text:p text:style-name="P36">15.1.3 Geometry<text:tab/>89</text:p>
          <text:p text:style-name="P36">15.1.4 Inequalities<text:tab/>89</text:p>
          <text:p text:style-name="P36">15.1.5 Linear Functions<text:tab/>90</text:p>
          <text:p text:style-name="P36">15.1.6 Measurement<text:tab/>90</text:p>
          <text:p text:style-name="P36">15.1.7 Nonlinear Functions<text:tab/>90</text:p>
          <text:p text:style-name="P36">15.1.8 Number Sense And Operations<text:tab/>90</text:p>
          <text:p text:style-name="P37">15.1.8.1 Express an integer fraction in lowest terms<text:tab/>90</text:p>
          <text:p text:style-name="P36">15.1.9 Polynomial Functions<text:tab/>91</text:p>
          <text:p text:style-name="P35">15.2 Algebra<text:tab/>92</text:p>
          <text:p text:style-name="P36">15.2.1 Absolute Value Functions<text:tab/>92</text:p>
          <text:p text:style-name="P36">15.2.2 Complex Numbers<text:tab/>92</text:p>
          <text:p text:style-name="P36">15.2.3 Composite Functions<text:tab/>92</text:p>
          <text:p text:style-name="P36">15.2.4 Conics<text:tab/>92</text:p>
          <text:p text:style-name="P36">15.2.5 Data Analysis<text:tab/>92</text:p>
          <text:p text:style-name="P36">15.2.6 Discrete Mathematics <text:tab/>93</text:p>
          <text:p text:style-name="P36">15.2.7 Equations<text:tab/>93</text:p>
          <text:p text:style-name="P37">15.2.7.1 Express a symbolic fraction in lowest terms<text:tab/>93</text:p>
          <text:p text:style-name="P37">15.2.7.2 Determine the product of two symbolic fractions<text:tab/>95</text:p>
          <text:p text:style-name="P37">15.2.7.3 Solve a linear equation for x<text:tab/>96</text:p>
          <text:p text:style-name="P37">15.2.7.4 Solve a linear equation which has fractions<text:tab/>97</text:p>
          <text:p text:style-name="P36">15.2.8 Exponential Functions<text:tab/>100</text:p>
          <text:p text:style-name="P36">15.2.9 Exponents<text:tab/>100</text:p>
          <text:p text:style-name="P36">15.2.10 Expressions<text:tab/>100</text:p>
          <text:p text:style-name="P36">15.2.11 Inequalities<text:tab/>100</text:p>
          <text:p text:style-name="P36">15.2.12 Inverse Functions<text:tab/>100</text:p>
          <text:p text:style-name="P36">15.2.13 Linear Equations And Functions<text:tab/>100</text:p>
          <text:p text:style-name="P36">15.2.14 Linear Programming<text:tab/>100</text:p>
          <text:p text:style-name="P36">15.2.15 Logarithmic Functions<text:tab/>101</text:p>
          <text:p text:style-name="P36"><text:soft-page-break/>15.2.16 Logistic Functions<text:tab/>101</text:p>
          <text:p text:style-name="P36">15.2.17 Matrices<text:tab/>101</text:p>
          <text:p text:style-name="P36">15.2.18 Parametric Equations<text:tab/>101</text:p>
          <text:p text:style-name="P36">15.2.19 Piecewise Functions<text:tab/>101</text:p>
          <text:p text:style-name="P36">15.2.20 Polynomial Functions<text:tab/>101</text:p>
          <text:p text:style-name="P36">15.2.21 Power Functions<text:tab/>102</text:p>
          <text:p text:style-name="P36">15.2.22 Quadratic Functions<text:tab/>102</text:p>
          <text:p text:style-name="P36">15.2.23 Radical Functions<text:tab/>102</text:p>
          <text:p text:style-name="P36">15.2.24 Rational Functions<text:tab/>102</text:p>
          <text:p text:style-name="P36">15.2.25 Sequences<text:tab/>102</text:p>
          <text:p text:style-name="P36">15.2.26 Series<text:tab/>102</text:p>
          <text:p text:style-name="P36">15.2.27 Systems of Equations<text:tab/>102</text:p>
          <text:p text:style-name="P36">15.2.28 Transformations<text:tab/>103</text:p>
          <text:p text:style-name="P36">15.2.29 Trigonometric Functions<text:tab/>103</text:p>
          <text:p text:style-name="P35">15.3 Precalculus And Trigonometry<text:tab/>103</text:p>
          <text:p text:style-name="P36">15.3.1 Binomial Theorem<text:tab/>103</text:p>
          <text:p text:style-name="P36">15.3.2 Complex Numbers<text:tab/>103</text:p>
          <text:p text:style-name="P36">15.3.3 Composite Functions<text:tab/>103</text:p>
          <text:p text:style-name="P36">15.3.4 Conics<text:tab/>104</text:p>
          <text:p text:style-name="P36">15.3.5 Data Analysis<text:tab/>104</text:p>
          <text:p text:style-name="P36">15.3.6 Discrete Mathematics<text:tab/>104</text:p>
          <text:p text:style-name="P36">15.3.7 Equations<text:tab/>104</text:p>
          <text:p text:style-name="P36">15.3.8 Exponential Functions<text:tab/>104</text:p>
          <text:p text:style-name="P36">15.3.9 Inverse Functions<text:tab/>104</text:p>
          <text:p text:style-name="P36">15.3.10 Logarithmic Functions<text:tab/>104</text:p>
          <text:p text:style-name="P36">15.3.11 Logistic Functions<text:tab/>105</text:p>
          <text:p text:style-name="P36">15.3.12 Matrices And Matrix Algebra<text:tab/>105</text:p>
          <text:p text:style-name="P36">15.3.13 Mathematical Analysis<text:tab/>105</text:p>
          <text:p text:style-name="P36">15.3.14 Parametric Equations<text:tab/>105</text:p>
          <text:p text:style-name="P36">15.3.15 Piecewise Functions<text:tab/>105</text:p>
          <text:p text:style-name="P36">15.3.16 Polar Equations<text:tab/>105</text:p>
          <text:p text:style-name="P36">15.3.17 Polynomial Functions<text:tab/>106</text:p>
          <text:p text:style-name="P36">15.3.18 Power Functions<text:tab/>106</text:p>
          <text:p text:style-name="P36">15.3.19 Quadratic Functions<text:tab/>106</text:p>
          <text:p text:style-name="P36">15.3.20 Radical Functions<text:tab/>106</text:p>
          <text:p text:style-name="P36">15.3.21 Rational Functions<text:tab/>106</text:p>
          <text:p text:style-name="P36">15.3.22 Real Numbers<text:tab/>106</text:p>
          <text:p text:style-name="P36">15.3.23 Sequences<text:tab/>106</text:p>
          <text:p text:style-name="P36">15.3.24 Series<text:tab/>107</text:p>
          <text:p text:style-name="P36">15.3.25 Sets<text:tab/>107</text:p>
          <text:p text:style-name="P36">15.3.26 Systems of Equations<text:tab/>107</text:p>
          <text:p text:style-name="P36">15.3.27 Transformations<text:tab/>107</text:p>
          <text:p text:style-name="P36"><text:soft-page-break/>15.3.28 Trigonometric Functions<text:tab/>107</text:p>
          <text:p text:style-name="P36">15.3.29 Vectors<text:tab/>107</text:p>
          <text:p text:style-name="P35">15.4 Calculus<text:tab/>108</text:p>
          <text:p text:style-name="P36">15.4.1 Derivatives<text:tab/>108</text:p>
          <text:p text:style-name="P36">15.4.2 Integrals<text:tab/>108</text:p>
          <text:p text:style-name="P36">15.4.3 Limits<text:tab/>108</text:p>
          <text:p text:style-name="P36">15.4.4 Polynomial Approximations And Series<text:tab/>108</text:p>
          <text:p text:style-name="P35">15.5 Statistics<text:tab/>108</text:p>
          <text:p text:style-name="P36">15.5.1 Data Analysis<text:tab/>108</text:p>
          <text:p text:style-name="P36">15.5.2 Inferential Statistics<text:tab/>109</text:p>
          <text:p text:style-name="P36">15.5.3 Normal Distributions<text:tab/>109</text:p>
          <text:p text:style-name="P36">15.5.4 One Variable Analysis<text:tab/>109</text:p>
          <text:p text:style-name="P36">15.5.5 Probability And Simulation<text:tab/>109</text:p>
          <text:p text:style-name="P36">15.5.6 Two Variable Analysis<text:tab/>109</text:p>
          <text:p text:style-name="P34">16 High School Science Problems<text:tab/>109</text:p>
          <text:p text:style-name="P35">16.1 Physics<text:tab/>109</text:p>
          <text:p text:style-name="P36">16.1.1 Atomic Physics<text:tab/>110</text:p>
          <text:p text:style-name="P36">16.1.2 Circular Motion<text:tab/>110</text:p>
          <text:p text:style-name="P36">16.1.3 Dynamics<text:tab/>110</text:p>
          <text:p text:style-name="P36">16.1.4 Electricity And Magnetism<text:tab/>110</text:p>
          <text:p text:style-name="P36">16.1.5 Fluids<text:tab/>110</text:p>
          <text:p text:style-name="P36">16.1.6 Kinematics<text:tab/>110</text:p>
          <text:p text:style-name="P36">16.1.7 Light<text:tab/>111</text:p>
          <text:p text:style-name="P36">16.1.8 Optics<text:tab/>111</text:p>
          <text:p text:style-name="P36">16.1.9 Relativity<text:tab/>111</text:p>
          <text:p text:style-name="P36">16.1.10 Rotational Motion<text:tab/>111</text:p>
          <text:p text:style-name="P36">16.1.11 Sound<text:tab/>111</text:p>
          <text:p text:style-name="P36">16.1.12 Waves<text:tab/>111</text:p>
          <text:p text:style-name="P36">16.1.13 Thermodynamics<text:tab/>111</text:p>
          <text:p text:style-name="P36">16.1.14 Work<text:tab/>112</text:p>
          <text:p text:style-name="P36">16.1.15 Energy<text:tab/>112</text:p>
          <text:p text:style-name="P36">16.1.16 Momentum<text:tab/>112</text:p>
          <text:p text:style-name="P36">16.1.17 Boiling<text:tab/>112</text:p>
          <text:p text:style-name="P36">16.1.18 Buoyancy<text:tab/>112</text:p>
          <text:p text:style-name="P36">16.1.19 Convection<text:tab/>112</text:p>
          <text:p text:style-name="P36">16.1.20 Density<text:tab/>113</text:p>
          <text:p text:style-name="P36">16.1.21 Diffusion<text:tab/>113</text:p>
          <text:p text:style-name="P36">16.1.22 Freezing<text:tab/>113</text:p>
          <text:p text:style-name="P36">16.1.23 Friction<text:tab/>113</text:p>
          <text:p text:style-name="P36">16.1.24 Heat Transfer<text:tab/>113</text:p>
          <text:p text:style-name="P36">16.1.25 Insulation<text:tab/>113</text:p>
          <text:p text:style-name="P36">16.1.26 Newton's Laws<text:tab/>113</text:p>
          <text:p text:style-name="P36"><text:soft-page-break/>16.1.27 Pressure<text:tab/>114</text:p>
          <text:p text:style-name="P36">16.1.28 Pulleys<text:tab/>114</text:p>
          <text:p text:style-name="P34">17 Fundamentals Of Computation<text:tab/>115</text:p>
          <text:p text:style-name="P35">17.1 What Is A Computer?<text:tab/>115</text:p>
          <text:p text:style-name="P35">17.2 Contextual Meaning<text:tab/>116</text:p>
          <text:p text:style-name="P35">17.3 Variables<text:tab/>117</text:p>
          <text:p text:style-name="P35">17.4 Models<text:tab/>117</text:p>
          <text:p text:style-name="P35">17.5 Machine Language<text:tab/>118</text:p>
          <text:p text:style-name="P35">17.6 Compilers And Interpreters<text:tab/>123</text:p>
          <text:p text:style-name="P35">17.7 Algorithms<text:tab/>123</text:p>
          <text:p text:style-name="P35">17.8 Computation<text:tab/>125</text:p>
          <text:p text:style-name="P35">17.9 he Mathematics Part Of Mathematics Computing Systems<text:tab/>128</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text:soft-page-break/>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text:soft-page-break/>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text:soft-page-break/>What Inspired The Creation Of Mathrider?</text:h>
      <text:p text:style-name="P31">Two of MathRider's main inspirations are Scott McNeally's concept of "No child held back":</text:p>
      <text:p text:style-name="P19"><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29">1) Math is a lot easier to pick up after you know how to program. In fact, if you're a halfway decent programmer, you'll find it's almost a snap.</text:p>
      <text:p text:style-name="P29">2) They teach math all wrong in school. Way, WAY wrong. If you teach yourself math the right way, you'll learn faster, remember it longer, and it'll be much more valuable to you as a programmer.</text:p>
      <text:p text:style-name="P29">3) The right way to learn math is breadth-first, not depth-first. You need to survey the space, learn the names of things, figure out what's what.</text:p>
      <text:p text:style-name="P29"><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text:soft-page-break/>with your browser:</text:p>
      <text:p text:style-name="P19"><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0">java -version</text:p>
      <text:p text:style-name="Standard">Currently, the MathRider project has the following two options for people who need to install Sun's Java:</text:p>
      <text:p text:style-name="P26">1) Locate the Java information documentation for your Linux distribution and carefully follow the instructions provided for installing Sun's Java on your system. <text:s/></text:p>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9"><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oft-page-break/><text:span text:style-name="T8">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7">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8"><text:soft-page-break/><text:span text:style-name="T6">doc</text:span> - Contains MathRider's documentation files.</text:p>
      <text:p text:style-name="P28"><text:span text:style-name="T6">examples</text:span> - Contains various example programs, some of which are pre-opened when MathRider is first executed.</text:p>
      <text:p text:style-name="P28"><text:span text:style-name="T6">jars</text:span> - Holds plugins, code libraries, and support scripts.</text:p>
      <text:p text:style-name="P28"><text:span text:style-name="T6">macros</text:span> - Contains various scripts that can be executed by the user.</text:p>
      <text:p text:style-name="P28"><text:span text:style-name="T6">modes</text:span> - Contains files which tell MathRider how to do syntax highlighting, etc. for various file types. <text:s/></text:p>
      <text:p text:style-name="P28"><text:span text:style-name="T6">settings</text:span> - Contains the application's main settings files.</text:p>
      <text:p text:style-name="P28"><text:span text:style-name="T6">startup</text:span> - Contains startup scripts that are executed each time MathRider launches.</text:p>
      <text:p text:style-name="P28"><text:span text:style-name="T6">jedit.jar</text:span> - Holds the core jEdit application which MathRider builds upon.</text:p>
      <text:p text:style-name="P28"><text:span text:style-name="T8">unix_run.sh</text:span> - The script used to execute MathRider on Unix systems.</text:p>
      <text:p text:style-name="P28"><text:span text:style-name="T8">win_run.bat</text:span> - The batch file used to execute MathRider on Windows systems.</text:p>
      <text:h text:style-name="Heading_20_3" text:outline-level="3">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1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oft-page-break/><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oft-page-break/><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7">HyperSearch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commands for scrolling a text area.</text:p>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text:soft-page-break/>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text:soft-page-break/>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text:span text:style-name="T6">Code2HTML</text:span> - Converts a text area into HTML format ( complete with syntax hilighting) so it can be published on the web. </text:p>
      <text:p text:style-name="P22"><text:span text:style-name="T6">Console</text:span> - Contains <text:span text:style-name="T6">shell</text:span> or <text:span text:style-name="T6">command line</text:span> interfaces to various pieces of software. <text:s/>There is a shell for talking with the operating system, one for talking to BeanShell, one for talking with Piper. <text:s/>Additional shell can be added to the Console as needed.</text:p>
      <text:p text:style-name="P22"><text:span text:style-name="T6">Calculator</text:span> - An RPN (Reverse Polish Notation) calculator.</text:p>
      <text:p text:style-name="P22"><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2"><text:span text:style-name="T6">GeoGebra</text:span> - Interactive geometry software. <text:s/>MathRider also uses it as an interactive plotting package.</text:p>
      <text:p text:style-name="P22"><text:span text:style-name="T6">HotEqn</text:span> - Renders <text:a xlink:type="simple" xlink:href="#12.13.LaTeX Is Used To Display Objects In Traditional Mathematics Form|outline">LaTeX</text:a> code.</text:p>
      <text:p text:style-name="P22"><text:span text:style-name="T6">JSciCalc</text:span> - A standard scientific calculator.</text:p>
      <text:p text:style-name="P22"><text:span text:style-name="T6">Piper</text:span> - A computer algebra system that is suitable for beginners.</text:p>
      <text:p text:style-name="P22"><text:span text:style-name="T6">LaTeX Tools</text:span> - Tools to help automate LaTeX editing tasks.</text:p>
      <text:p text:style-name="P22"><text:span text:style-name="T6">Project Viewer</text:span> - Allows groups of files to be defined as projects.</text:p>
      <text:p text:style-name="P22"><text:span text:style-name="T6">QuickNotepad</text:span> - A persistent text area which notes can be entered into.</text:p>
      <text:p text:style-name="P22"><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2"><text:span text:style-name="T6">PiperDocs</text:span> - Documentation for Piper which can be navigated using a simple browser.</text:p>
      <text:h text:style-name="P24" text:outline-level="2">What Kinds Of Plugins Are Possible?</text:h>
      <text:p text:style-name="P25">Almost any application that can run on the Java platform can be made into a plugin. <text:s/>However, most plugins should fall into one of the following two categories:</text:p>
      <text:h text:style-name="Heading_20_3" text:outline-level="3">Plugins based on Java applets</text:h>
      <text:p text:style-name="P25">Java applets are programs that run inside of a web browser. <text:s/>Thousands of mathematics, science, and technology-oriented applets have been written since the mid 1990s and most of these applets can be <text:soft-page-break/>made into a MathRider plugin.</text:p>
      <text:h text:style-name="Heading_20_3" text:outline-level="3">Plugins based on Java applications</text:h>
      <text:p text:style-name="P25">Almost any Java-based application can be made into a MathRider plugin.</text:p>
      <text:h text:style-name="Heading_20_3" text:outline-level="3">Plugins which talk to native applications</text:h>
      <text:p text:style-name="P25">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6">&lt;enter&gt;</text:span>.</text:p>
      <text:h text:style-name="Heading_20_2" text:outline-level="2">Piper Program Files</text:h>
      <text:p text:style-name="Standard">The Piper programs in the text window (which have .pi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6">&lt;shift&gt;&lt;enter&gt;</text:span> inside of a fold. <text:s/>Select the worksheet_demo_1.mws window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text:soft-page-break/>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6">What makes a symbolic computing system distinct from a non-symbolic (or numeric) one? We can give one general characterization: the questions one asks and the resulting answers one <text:soft-page-break/>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6">(Problem Solving Environments and Symbolic Computing: Richard J. Fateman: <text:a xlink:type="simple" xlink:href="http://www.cs.berkeley.edu/~fateman/papers/pse.pdf">http://www.cs.berkeley.edu/~fateman/papers/pse.pdf</text:a>)</text:p>
      <text:p text:style-name="P21">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Standard"/>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6">In&gt;</text:span> as an input prompt. <text:s/>Click to the right of the prompt (in order to place the cursor there) then type 2+2 followed by &lt;enter&gt;:</text:p>
      <text:p text:style-name="Standard"/>
      <text:p text:style-name="Preformatted_20_Text">In&gt; 2+2</text:p>
      <text:p text:style-name="P32">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text:soft-page-break/>not be shown to save space.</text:p>
      <text:p text:style-name="Standard">In addition to addition, Piper can also do subtraction, multiplication, exponents, and division:</text:p>
      <text:p text:style-name="Standard"/>
      <text:p text:style-name="Preformatted_20_Text">In&gt; 5-2</text:p>
      <text:p text:style-name="P32">Out&gt; 3</text:p>
      <text:p text:style-name="Preformatted_20_Text"/>
      <text:p text:style-name="Preformatted_20_Text">In&gt; 3*4</text:p>
      <text:p text:style-name="P32">Out&gt; 12</text:p>
      <text:p text:style-name="P32"/>
      <text:p text:style-name="P33">In&gt; 2^3</text:p>
      <text:p text:style-name="P32">Out&gt; 8</text:p>
      <text:p text:style-name="Preformatted_20_Text"/>
      <text:p text:style-name="Preformatted_20_Text">In&gt; 12/6</text:p>
      <text:p text:style-name="P32">Out&gt; 2</text:p>
      <text:p text:style-name="Standard"/>
      <text:p text:style-name="Standard">Notice that the multiplication symbol is an asterisk (*) and the exponent symbol is a caret (^), and the division symbol is a forward slash (/). <text:s/>These symbols (along + ,<text:span text:style-name="T11">−</text:span><text:span text:style-name="T12">, and ones we will talk about late)</text:span> are called <text:span text:style-name="T6">operators</text:span> because they tell Piper to perform an operation such as addition or division.</text:p>
      <text:p text:style-name="Standard">Piper can also work with decimal numbers:</text:p>
      <text:p text:style-name="Standard"/>
      <text:p text:style-name="Preformatted_20_Text">In&gt; .5+1.2</text:p>
      <text:p text:style-name="P32">Out&gt; 1.7</text:p>
      <text:p text:style-name="Preformatted_20_Text"/>
      <text:p text:style-name="Preformatted_20_Text">In&gt; 3.7-2.6</text:p>
      <text:p text:style-name="P32">Out&gt; 1.1</text:p>
      <text:p text:style-name="Preformatted_20_Text"/>
      <text:p text:style-name="Preformatted_20_Text">In&gt; 2.2*3.9</text:p>
      <text:p text:style-name="P32">Out&gt; 8.58</text:p>
      <text:p text:style-name="P32"/>
      <text:p text:style-name="P33">In&gt; 2.2^3</text:p>
      <text:p text:style-name="P32">Out&gt; 10.648</text:p>
      <text:p text:style-name="Preformatted_20_Text"/>
      <text:p text:style-name="Preformatted_20_Text">In&gt; 9.5/3.2</text:p>
      <text:p text:style-name="P32">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2">Out&gt; 2.96875</text:p>
      <text:p text:style-name="Standard"/>
      <text:p text:style-name="Standard"><text:span text:style-name="T6">N()</text:span> is an example of a <text:span text:style-name="T10">function</text:span><text:span text:style-name="T9">. <text:s/>A function can be thought of as a "black box" which accepts input, </text:span><text:soft-page-break/><text:span text:style-name="T9">processes the input, and returns a result. <text:s/>Each function has a name and in this case, the name of the function is "</text:span><text:span text:style-name="T10">N</text:span><text:span text:style-name="T9">" which stands for "</text:span><text:span text:style-name="T10">Numeric</text:span><text:span text:style-name="T9">". <text:s/>To the right of a function's name there is always a set of parentheses and information that is sent to the function is placed inside of them. <text:s/>The purpose of the N() functions is to make sure that the information that is sent to it is processed numerically instead of symbolically.</text:span></text:p>
      <text:p text:style-name="Standard"><text:span text:style-name="T9">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9"> section and the </text:span><text:a xlink:type="simple" xlink:href="#11.Piper Programming Fundamentals|outline">Piper Programming Fundamentals</text:a><text:span text:style-name="T9">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6">%</text:span>) character. <text:s/>If you want to use the most recent result in a new calculation, access it with this character:</text:p>
      <text:p text:style-name="Standard"/>
      <text:p text:style-name="Preformatted_20_Text">In&gt; 5*8</text:p>
      <text:p text:style-name="P32">Out&gt; 40</text:p>
      <text:p text:style-name="Preformatted_20_Text"/>
      <text:p text:style-name="Preformatted_20_Text">In&gt; %</text:p>
      <text:p text:style-name="P32">Out&gt; 40</text:p>
      <text:p text:style-name="P32"/>
      <text:p text:style-name="P33">In&gt; %*2</text:p>
      <text:p text:style-name="P32">Out&gt; 80</text:p>
      <text:p text:style-name="Standard"/>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3" draw:name="Object3" text:anchor-type="as-char" svg:width="0.4598in" svg:height="0.3929in" draw:z-index="8"><draw:object xlink:href="./Object 4" xlink:type="simple" xlink:show="embed" xlink:actuate="onLoad"/><draw:image xlink:href="./ObjectReplacements/Object 4" xlink:type="simple" xlink:show="embed" xlink:actuate="onLoad"/></draw:frame>in the Piper console:</text:p>
      <text:p text:style-name="Standard"/>
      <text:p text:style-name="Preformatted_20_Text">In&gt; 1/2 + 1/3</text:p>
      <text:p text:style-name="P32">Out&gt; 5/6</text:p>
      <text:p text:style-name="Standard"/>
      <text:p text:style-name="Standard">Instead of returning a numeric result like 0.83333333333333333333 (which is what a scientific calculator would give) 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text:soft-page-break/>want to work with this result further, remember that it has also been stored in the <text:span text:style-name="T6">%</text:span> symbol:</text:p>
      <text:p text:style-name="Standard"/>
      <text:p text:style-name="Preformatted_20_Text">In&gt; %</text:p>
      <text:p text:style-name="P32">Out&gt; 5/6</text:p>
      <text:p text:style-name="Standard"/>
      <text:p text:style-name="Standard">Lets say that you would like to have Piper determine the denominator if this result. <text:s/>This can easily be done by using (or <text:span text:style-name="T6">calling</text:span>) the <text:span text:style-name="T6">Numer()</text:span> function:</text:p>
      <text:p text:style-name="Standard"/>
      <text:p text:style-name="Preformatted_20_Text">In&gt; Numer(%)</text:p>
      <text:p text:style-name="P32">Out&gt; 5</text:p>
      <text:p text:style-name="Standard"/>
      <text:p text:style-name="Standard">Unfortunately, the % symbol cannot be used to have Piper determine the numerator of <draw:frame draw:style-name="fr3"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13"><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6">variables</text:span> and variable names must start with an upper or lower case letter and be followed by zero or more upper case letters, lower case letters, or numbers. <text:s/>The process of storing a result in a variable is called <text:span text:style-name="T6">assigning</text:span> or <text:span text:style-name="T6">binding</text:span><text:span text:style-name="T7"> the result to the variable.</text:span> <text:s/>Lets recalculate<draw:frame draw:style-name="fr3"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Standard"/>
      <text:p text:style-name="Preformatted_20_Text">In&gt; a := 1/2 + 1/3</text:p>
      <text:p text:style-name="P32">Out&gt; 5/6</text:p>
      <text:p text:style-name="Preformatted_20_Text"/>
      <text:p text:style-name="Preformatted_20_Text">In&gt; a</text:p>
      <text:p text:style-name="P32">Out&gt; 5/6</text:p>
      <text:p text:style-name="Preformatted_20_Text"/>
      <text:p text:style-name="Preformatted_20_Text">In&gt; Numer(a)</text:p>
      <text:p text:style-name="P32">Out&gt; 5</text:p>
      <text:p text:style-name="Preformatted_20_Text"/>
      <text:p text:style-name="Preformatted_20_Text">In&gt; Denom(a)</text:p>
      <text:p text:style-name="P32">Out&gt; 6</text:p>
      <text:p text:style-name="Standard"/>
      <text:p text:style-name="Standard">In this example, the assignment operator (<text:span text:style-name="T6">:=</text:span>) was used to assign the result (or <text:span text:style-name="T6">value</text:span>)<draw:frame draw:style-name="fr3"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3" draw:name="Object10" text:anchor-type="as-char" svg:width="0.1992in" svg:height="0.3925in" draw:z-index="11"><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6">Clear()</text:span> function or it has another value assigned to it. <text:s/>This is why we were able to determine both the numerator and the denominator of the rational number assigned to 'a' using two functions in turn.</text:p>
      <text:p text:style-name="Standard"><text:soft-page-break/>As just stated, another value can be assigned to 'a' and this will replace its current value:</text:p>
      <text:p text:style-name="Standard"/>
      <text:p text:style-name="Preformatted_20_Text">In&gt; a := 9</text:p>
      <text:p text:style-name="P32">Out&gt; 9</text:p>
      <text:p text:style-name="Standard"/>
      <text:p text:style-name="Preformatted_20_Text">In&gt; a</text:p>
      <text:p text:style-name="P32">Out&gt; 9</text:p>
      <text:p text:style-name="Preformatted_20_Text"/>
      <text:p text:style-name="Standard">And 'a' can also be cleared using the <text:span text:style-name="T6">Clear()</text:span> function:</text:p>
      <text:p text:style-name="Preformatted_20_Text"/>
      <text:p text:style-name="Preformatted_20_Text">In&gt; Clear(a)</text:p>
      <text:p text:style-name="P32">Out&gt; True</text:p>
      <text:p text:style-name="Preformatted_20_Text"/>
      <text:p text:style-name="Preformatted_20_Text">In&gt; a</text:p>
      <text:p text:style-name="P32">Out&gt; a</text:p>
      <text:p text:style-name="Standard"/>
      <text:p text:style-name="Standard">Notice that the Clear() function returns '<text:span text:style-name="T6">True</text:span>' as a result after it is finished to indicate that the variable that was sent to it was successfully cleared (or <text:span text:style-name="T6">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Standard"/>
      <text:p text:style-name="Preformatted_20_Text">In&gt; Factor(8)</text:p>
      <text:p text:style-name="P32">Out&gt; 2^3</text:p>
      <text:p text:style-name="Preformatted_20_Text"/>
      <text:p text:style-name="Preformatted_20_Text">In&gt; Factor(14)</text:p>
      <text:p text:style-name="P32">Out&gt; 2*7</text:p>
      <text:p text:style-name="Preformatted_20_Text"/>
      <text:p text:style-name="Preformatted_20_Text">In&gt; Factor(2343)</text:p>
      <text:p text:style-name="P32">Out&gt; 3*11*71</text:p>
      <text:p text:style-name="Standard"/>
      <text:p text:style-name="Standard">Now lets factor an expression that contains the unbound variable 'x':</text:p>
      <text:p text:style-name="Standard"/>
      <text:p text:style-name="Preformatted_20_Text">In&gt; x</text:p>
      <text:p text:style-name="P32">Out&gt; x</text:p>
      <text:p text:style-name="Preformatted_20_Text"/>
      <text:p text:style-name="Preformatted_20_Text">In&gt; IsBound(x)</text:p>
      <text:p text:style-name="P32">Out&gt; False</text:p>
      <text:p text:style-name="Preformatted_20_Text"/>
      <text:p text:style-name="Preformatted_20_Text">In&gt; Factor(x^2 + 24*x + 80)</text:p>
      <text:p text:style-name="P32"><text:soft-page-break/>Out&gt; (x+20)*(x+4)</text:p>
      <text:p text:style-name="P33"/>
      <text:p text:style-name="P33">In&gt; Expand(%)</text:p>
      <text:p text:style-name="P32">Out&gt; x^2+24*x+80</text:p>
      <text:p text:style-name="P32"/>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is the result returned by Factor() after the expression<draw:frame draw:style-name="fr3" draw:name="Object11" text:anchor-type="as-char" svg:width="0.9591in" svg:height="0.2075in" draw:z-index="14"><draw:object xlink:href="./Object 11" xlink:type="simple" xlink:show="embed" xlink:actuate="onLoad"/><draw:image xlink:href="./ObjectReplacements/Object 11" xlink:type="simple" xlink:show="embed" xlink:actuate="onLoad"/></draw:frame>was sent (or <text:span text:style-name="T6">passed</text:span>) to it and the result returned by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text:soft-page-break/>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6">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6">&lt;Ctrl&gt;x</text:span> or <text:span text:style-name="T6">&lt;Ctrl&gt;c</text:span>. <text:s/>Pasting text can be done using the Edit menu commands or by pressing <text:span text:style-name="T6">&lt;Ctrl&gt;v</text:span>.</text:p>
      <text:h text:style-name="Heading_20_3" text:outline-level="3"><text:soft-page-break/>Rectangular Selection Mode</text:h>
      <text:p text:style-name="Standard">One capability that MathRider has that a word process or may not have is the ability to select rectangular sections of text. <text:s/>To see how this works, do the following:</text:p>
      <text:p text:style-name="Standard"/>
      <text:p text:style-name="Standard">1) <text:s/>Type 3 or 4 lines of text into a text area.</text:p>
      <text:p text:style-name="Standard">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Standard">3) Turn rectangular selection on and then select some text in order to see how this is different than normal selection mode. <text:s/>When you are done experimenting, set rectangular selection mode to 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6">mode</text:span> which highlights various parts of it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Piper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text:soft-page-break/>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text:soft-page-break/></text:p>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soft-page-break/>|</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text:soft-page-break/>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text:soft-page-break/>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text:soft-page-break/>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text:soft-page-break/></text:p>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text:soft-page-break/>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ext:soft-page-break/>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text:soft-page-break/></text:p>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oft-page-break/><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text:soft-page-break/>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text:soft-page-break/>#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text:soft-page-break/>==,&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text:soft-page-break/></text:p>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oft-page-break/><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text:soft-page-break/>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text:soft-page-break/>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text:soft-page-break/></text:p>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text:soft-page-break/></text:p>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text:soft-page-break/>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text:soft-page-break/>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soft-page-break/>|</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oft-page-break/><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ext:soft-page-break/>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text:soft-page-break/>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text:soft-page-break/>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soft-page-break/>|</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text:soft-page-break/>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text:soft-page-break/>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text:soft-page-break/>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ext:soft-page-break/>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text:soft-page-break/>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text:soft-page-break/>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text:soft-page-break/>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text:soft-page-break/>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text:soft-page-break/>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soft-page-break/>|</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oft-page-break/><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text:soft-page-break/>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text:soft-page-break/>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text:soft-page-break/>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text:soft-page-break/>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soft-page-break/>|</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text:soft-page-break/>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soft-page-break/>|</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text:soft-page-break/>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text:soft-page-break/>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text:soft-page-break/>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text:soft-page-break/></text:p>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text:soft-page-break/>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text:soft-page-break/>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text:soft-page-break/>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text:soft-page-break/>(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text:soft-page-break/>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soft-page-break/>|</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text:soft-page-break/></text:p>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text:soft-page-break/>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text:soft-page-break/>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text:soft-page-break/></text:p>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text:soft-page-break/>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text:soft-page-break/>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text:soft-page-break/>(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text:soft-page-break/>(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text:soft-page-break/>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text:soft-page-break/>(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text:soft-page-break/>(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text:soft-page-break/>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text:soft-page-break/>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text:soft-page-break/>(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2 - <text:date style:data-style-name="N37" text:date-value="2008-05-13T03:04:23.44" text:fixed="true">05/13/08</text:date><text:tab/>MathRider For Newbies<text:tab/><text:page-number text:select-page="current">39</text:page-number>/<text:page-count>15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1T14:37:17</dc:date>
    <meta:editing-cycles>67</meta:editing-cycles>
    <meta:editing-duration>P2DT22H48M44S</meta:editing-duration>
    <meta:user-defined meta:name="Info 1"/>
    <meta:user-defined meta:name="Info 2"/>
    <meta:user-defined meta:name="Info 3"/>
    <meta:user-defined meta:name="Info 4"/>
    <meta:document-statistic meta:table-count="1" meta:image-count="0" meta:object-count="12" meta:page-count="155" meta:paragraph-count="3219" meta:word-count="35423" meta:character-count="210047"/>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